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200%" fo:orphans="2" fo:widows="2" fo:text-indent="0cm" style:auto-text-indent="false"/>
      <style:text-properties style:font-name="Bahnschrift" fo:font-size="13pt" style:font-size-asian="13pt" style:font-size-complex="13pt"/>
    </style:style>
    <style:style style:name="T1" style:family="text">
      <style:text-properties officeooo:rsid="001ba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Para apresentar resultados crescentes, alinhados às expectativas do mercado, a empresa adotou medidas fraudulentas. A mais conhecida delas consistia em classificar custos operacionais — <text:span text:style-name="T1">por exemplo,</text:span> despesas de manutenção de redes ou leasing de infraestrutura — como investimentos no imobilizado, quando deveriam constar como despesas no Demonstrativo de Resultados.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4:51:53.446000000</meta:creation-date>
    <dc:date>2025-03-28T14:56:20.350000000</dc:date>
    <meta:editing-duration>PT4M27S</meta:editing-duration>
    <meta:editing-cycles>1</meta:editing-cycles>
    <meta:document-statistic meta:table-count="0" meta:image-count="0" meta:object-count="0" meta:page-count="1" meta:paragraph-count="1" meta:word-count="47" meta:character-count="368" meta:non-whitespace-character-count="320"/>
    <meta:generator>LibreOffice/24.8.5.2$Windows_X86_64 LibreOffice_project/fddf2685c70b461e7832239a0162a77216259f22</meta:generator>
  </office:meta>
</office:document-meta>
</file>